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Kaiti" svg:font-family="STKaiti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 fo:line-height="115%"/>
      <style:text-properties style:font-name="STKaiti" fo:font-size="15pt" style:font-name-asian="STKaiti" style:font-size-asian="15pt" style:font-size-complex="15pt"/>
    </style:style>
    <style:style style:name="P2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73e38" style:font-name-asian="STKaiti" style:font-size-asian="15pt" style:font-size-complex="15pt"/>
    </style:style>
    <style:style style:name="P3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8bc9d" style:font-name-asian="STKaiti" style:font-size-asian="15pt" style:font-size-complex="15pt"/>
    </style:style>
    <style:style style:name="P4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a86c9" style:font-name-asian="STKaiti" style:font-size-asian="15pt" style:font-size-complex="15pt"/>
    </style:style>
    <style:style style:name="P5" style:family="paragraph" style:parent-style-name="Standard">
      <style:paragraph-properties fo:margin-top="0.199cm" fo:margin-bottom="0cm" style:contextual-spacing="false" fo:line-height="115%"/>
      <style:text-properties style:font-name="STKaiti" fo:font-size="15pt" officeooo:paragraph-rsid="001b3994" style:font-name-asian="STKaiti" style:font-size-asian="15pt" style:font-size-complex="15pt"/>
    </style:style>
    <style:style style:name="P6" style:family="paragraph" style:parent-style-name="Standard">
      <style:paragraph-properties fo:margin-top="0.199cm" fo:margin-bottom="0cm" style:contextual-spacing="false" fo:line-height="115%"/>
      <style:text-properties style:font-name="STKaiti" fo:font-size="16pt" style:font-name-asian="STKaiti" style:font-size-asian="16pt" style:font-size-complex="16pt"/>
    </style:style>
    <style:style style:name="P7" style:family="paragraph" style:parent-style-name="Text_20_body">
      <style:paragraph-properties fo:margin-top="0.199cm" fo:margin-bottom="0cm" style:contextual-spacing="false" fo:line-height="115%"/>
      <style:text-properties style:font-name="STKaiti" fo:font-size="15pt" style:font-name-asian="STKaiti" style:font-size-asian="15pt" style:font-size-complex="15pt"/>
    </style:style>
    <style:style style:name="P8" style:family="paragraph" style:parent-style-name="Text_20_body">
      <style:text-properties style:font-name="STKaiti" fo:font-size="16pt" style:font-name-asian="STKaiti" style:font-size-asian="16pt" style:font-size-complex="16pt"/>
    </style:style>
    <style:style style:name="T1" style:family="text">
      <style:text-properties officeooo:rsid="001a86c9"/>
    </style:style>
    <style:style style:name="T2" style:family="text">
      <style:text-properties officeooo:rsid="002095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uvelle traduction par ChatGPT <text:span text:style-name="T1">4o</text:span>, 25 déc. 2024 :</text:p>
      <text:p text:style-name="P1">从前，在我们那里，当有人去世时，这是全村的大事，对吧！</text:p>
      <text:p text:style-name="P1">如果一个老人晚上去世了，我们第二天早上就去找和尚。和尚到家以后，我们就会把消息传遍整个村子。所说的“村子”或“周围”，指的就是整个村庄。那天早上，死者的儿子们会挨家挨户拜访，家家磕头。他们会宣告：“唉呀！我母亲不在了！”</text:p>
      <text:p text:style-name="P1">所有人都会参与葬礼。可能有十二户来自阿拉瓦村的家庭来帮忙组织葬礼；也可能有二十户，甚至三十户、四十户家庭响应，过来帮忙！每户人家都会派一个人来出力。（注：死者的家人负责葬礼的物质和经济事务，但不参与实际操作，例如烹饪、洗碗或打扫。）</text:p>
      <text:p text:style-name="P1">和尚会诵经！接着，就要准备遗体。我们用摩梭语把这叫做“做准备”。在村里的年轻人中，有一位懂得所有流程的男人：他知道如何给遗体清洗。如果死者是个女人，这个有经验的年轻男人会给她清洗，梳头发。在我们那里，如果女性去世，是由男人负责清洗遗体。这与汉族的习俗不同：我们那边不能由女性为另一位女性做这些准备工作，必须是一个年轻男人来做。</text:p>
      <text:p text:style-name="P1">在摩梭人的房子里，有一个地方叫做lhideemae，就在门后的区域，对吧！（注：这是主房间的一部分，位于门口和火塘之间；与火塘不同，这里的地面没有铺设木板。）当有人去世时，就将遗体放在这里清洗！然后将遗体移至火塘的上方。（注：在火塘旁边，男性的一侧，有一个长凳，可以用作床。这是遗体最初被放置的地方。这个长凳正好位于通往“独帕”（粮仓）的门旁边，遗体随后会被暂时埋葬在那儿：见下文。）在摩梭人中，死者被放置在主房间中我们称为ggegho的地方。洗净后，会有一位年轻的叔叔来，他懂得如何将遗体捆绑成坐姿。他知道如何把腿绑起来，如何绑住胳膊。他会向其他人解释！（注：四个男人会一起完成这项任务；其中一人必须有经验，其余三人借此学习。）</text:p>
      <text:p text:style-name="P2">他们四个年轻人会一起把遗体捆绑好。（注：四肢会被绑好，双臂交叉于胸前，双腿也折叠于胸前，头部低垂。詹承绪、王承权、李近春、刘龙初于1980年在上海人民出版社发表的《永宁纳西族的阿注婚姻和母系家庭》一书中第269页有相关照片。）</text:p>
      <text:p text:style-name="P1">捆绑遗体时，他们使用亚麻布。我们家里都会存有专门用于此的亚麻布！需要十二臂展的长度。我们用双臂展开的长度来测量所需布料的长度。按照传统，遗体会用一条长达十二臂展的布条捆绑！亚麻布的宽度大约只有这么宽（约25厘米），然后再撕成两半，形成一条长条布带（宽约10厘米），并将其拧成绳状。接着，将遗体捆绑紧密；完成后，让遗体坐着。我们不会像汉族那样让遗体平躺。我们会让其坐着！接着，我们用白色棉布，十分洁白的棉布，缝制一个大口袋，把遗体放进去。然后封好袋口。</text:p>
      <text:p text:style-name="P3">随后，将遗体移至粮仓‘独帕’，并暂时埋葬在那里。摩梭人家中的‘独帕’是放置遗体的地方。（注：这是一个与火塘相连的房间，通常用来储<text:soft-page-break/>存食物。）接着，在用作粮仓的房间里挖一个墓穴，将遗体放进去。我们会用一个大锅盖住遗体，再放一个大背篓。必须非常小心，确保墓穴里不进入任何东西。绝不能让苍蝇飞进去！也不能让猫跑到房间里！（注：特别小心不能让苍蝇进入墓穴，否则遗体可能会生蛆。）但在此之前，我们会点燃酥油灯。（注：酥油灯不仅照亮了这个昏暗的房间，也象征性地为死者带来了光明。）</text:p>
      <text:p text:style-name="P1">在家里这座临时墓穴里停放十五天。酥油灯会整天燃着，始终点着！</text:p>
      <text:p text:style-name="P1">在这段期间，每天会给死者奉上三餐。早上起床时，我们摩梭人会泡茶，不是吗？然后，我们对死者说：“请品尝一点茶！”（用非常礼貌的语气）我们向死者说话！会为她奉上食物。象征性地让她吃饭。中午也是如此：我们会给她奉上一顿饭，并对她说：“请品尝这顿饭！”每次用餐时，都会同时为死者准备食物。以前，在遗体停放在家的十五天里，我们摩梭人会在每顿饭时哭泣！当我们的父母去世后，当我们为他们摆好食物时，我们会哭！在泪水中，我们对他们说：“妈妈，请用餐吧！妈妈，请喝吧！”</text:p>
      <text:p text:style-name="P5">村里的每一户家庭都会来点酥油灯。村子里有四十户人家，就会有四十户来点酥油灯！他们会带来一个鸡蛋面团、一碗谷物、一斤油。我们就把这些礼物放在死者前面！她的碗，真的裝滿了食物。</text:p>
      <text:p text:style-name="P1">我们摩梭人有句话说：“不要只给客人端上一勺饭！”这是因为我们区分活人和死人。对于死者，我们只斟一勺：无论是在死者遗体安放在家中的十五天内，还是在平常时候每餐饭前在炉角上供奉给祖先的食物，都是一勺。死者的碗，我们用一勺就装满了！通常，我们会以两勺为单位来服食。在倒完第一勺食物之后，必须再加一勺，即使只是一勺很小的食物！我们说：「当我们端上餐时，必须从锅里凑两次！」 这是为了与死者区分，对死者只舀一次。这在过去……嗯……那是纳族的习俗！阿姨们（即家里的妇女）会纠正那些不知道怎么做的年轻人：「嘿，你说啊！你在这里做什么？食物是用两勺汤匙来端上桌的！不能只盛一勺！只有在死者面前才能这样！」</text:p>
      <text:p text:style-name="P1">不只是村里的人会点蜡烛，对吧！在Ggae'er /gæ˧ɻæ˩/、Langua /lɑ˧ŋwɤ˧/和Khaeqie /qʰæ˧tɕʰi˧/村庄里，我们有家人，我们有朋友！他们带来了饼子和一整块精致的猪肉。他们把这些东西放进礼物篮里！我们说的「蜡烛肉」是指，当我们来为死者点蜡烛时，所献上的肉块。死者家人摆放礼物；他们对着尸体说：「你看，他们来点蜡烛了！」 他们来见你了！每当有人出现，我们都会哭泣！这是当地的习俗。</text:p>
      <text:p text:style-name="P1">由于火化必须在第十六天进行，所以我们会在第十五天去找僧侣。僧侣们会唱咏仪式三天！如果你有三四个孩子，那么第一个女儿负责一天的费用，第二个女儿负责第二天，然后是最小的女儿负责一天。我们自己的孩子，只要他们都有，他们就轮流担任仪式主持。其中一个女儿负责聘请僧侣一天；僧侣整天读仪式，她支付当天的薪水！已婚的女儿可以参加她母亲的<text:soft-page-break/>葬礼[与其他民族的习俗不同：中国（汉族）、纳西族......在这些民族中，已婚女性不再被视为其原始家庭的正式成员]。</text:p>
      <text:p text:style-name="P1">当村民来的时候，他们会带来礼物篮！他们带来了钱！我们会说：「那个家庭必须安排葬礼；由家里长子担任仪式主持，我们去帮他吧！」 以前，在纳族中，是长子负责晚餐，是长女负责午餐。 （注：他们不是自己做饭，而是付钱买饭，并奖励那些自愿做饭和洗碗的人。）最小的女儿负责火葬仪礼后早上的早餐：那些参加火葬仪礼的人的早餐。这是一项相当轻松的任务！ （解释：这是一个小点心，只有少数几位客人：只有村里的人。）因此，这个活动相对容易安排；安排工作交给最小的女孩，而长辈则负责最重要的准备工作：前几天的午餐和晚餐。没有人潮！所以，这项任务，她可以负责，最小的那个！这是一句古老的谚语：「长女负责做饭！」 那些不在现场的孩子无法提供帮助，因此负责准备工作的是留在现场的孩子。在此期间，他们会召集大量僧侣，并负责监督所有必须在家中完成的事情。</text:p>
      <text:p text:style-name="P1">火化是在第十六天进行的；为此，从第十三天开始，我们会召集村里的人。他们被告知：“帮助我们！我们必须陪伴我们的母亲回到灵魂之国！所以，在这种情况下，即使他们不是村里的人，人们也会来。我们欢迎客人。来自村里的客人，他们会帮忙。（注：远道而来的客人是特别嘉宾，不用做家务。）</text:p>
      <text:p text:style-name="P7">村里每户家庭都会点酥油灯。村子有四十户人家，就会有四十户来点酥油灯！他们带来一个鸡蛋面团、一碗谷物和一斤油。我们会把这些礼物供奉在死者面前！死者的碗，真的装满了食物。</text:p>
      <text:p text:style-name="Text_20_body"/>
      <text:p text:style-name="P8">我们摩梭人常说：“不能只给客人盛一勺饭！”这就是因为我们区分生者和死者。对死者，我们只盛一勺饭：无论是在遗体停放家中十五天期间供奉的完整饭菜，还是在日常餐前于炉角供奉给祖先的食物，都是一勺。死者的碗，我们用一勺就可以装满了！但平时，活人用餐要以两勺为单位：盛了第一勺之后，必须再添一勺，即使是很小的一勺。我们说：“盛饭时要从锅里舀两次！”这是为了区分死者和活人，因为对死者只舀一次。这在过去是摩梭人的传统！家中的女人（阿姨们）会教导那些不懂规矩的年轻人：“喂，你在干嘛？盛饭要盛两勺！不能只盛一勺！只有在供奉死者时才这样！”</text:p>
      <text:p text:style-name="P8">不仅是村里的人会点酥油灯，对吧。在嘎尔、拉瓦和开基这些村庄里，我们还有家人和朋友！他们带来了饼子和琵琶肉，把这些东西放进礼盒里。我们把这些称作‘蜡烛肉’，意思是当人们来为死者点酥油灯时，所献上的肉块。死者的家人会摆放这些礼物，对着遗体说道：“你看，他们来点灯了！他们来看你了！”每次有人来，我们都会哭泣。这就是当地的习俗。</text:p>
      <text:p text:style-name="P8"><text:soft-page-break/>火化仪式必须在第十六天进行，所以我们会在第十五天去请僧侣。僧侣们会吟诵经文三天！如果你有三四个孩子，长女负责一天的费用，次女负责第二天的费用，最小的女儿负责最后一天。我们的孩子轮流担任仪式主持。例如，某位女儿负责请僧侣一天，僧侣全天诵经，而这一天的费用由她支付。已婚的女儿也可以参加她母亲的葬礼，这和其他民族的习俗不同（例如汉族和纳西族），在这些民族中，已婚女人不再被视为其娘家正式的一员。</text:p>
      <text:p text:style-name="P8">当村民们来吊唁时，他们会带着礼盒，还带着钱。我们会说：“这个家庭得操办葬礼；长子是仪式主持人，我们得去帮忙！”在过去，摩梭人的传统中，长子负责晚餐，长女负责午餐。（注：他们并不是自己下厨，而是负担费用提供食材，并感谢那些愿意帮忙煮饭和洗碗的人。）最小的女儿负责火化仪式后早晨的早餐，也就是那些参加火化仪式的人吃的早餐。这是相对轻松的任务！（解释：早餐只是简单的小点心，参与者人数少，基本上只有村里的人。）因此，这项任务通常交给最小的女儿，而其姐姐们负责更为重要的准备工作，比如前几天的午餐和晚餐。因为人数不多，最小的女儿完全能胜任！有句古老的谚语说：“长女负责晚餐！”那些不在现场的孩子无法帮忙，因此所有准备工作都由在场的孩子负责。</text:p>
      <text:p text:style-name="P8">火化仪式在第十六天进行。为此，从第十三天开始，我们会召集村里的人，告诉他们：“来帮帮我们吧！我们必须送母亲回到灵魂的国度！”即便那些人不是村里的居民，他们也会前来帮忙。我们热情接待客人。来自村里的客人会主动帮忙。（注：远道而来的客人则作为贵宾，不需要做任何家务。）</text:p>
      <text:p text:style-name="P6">寺院里的僧侣们被请来，达巴祭司也被请来。要进行庆祝 “献酒 ”仪式，ri fe /ʐɯ˧ hwɤ˩/！这就是传统！<text:span text:style-name="T2">xxxxxxx</text:span></text:p>
      <text:p text:style-name="P1">puis avec Claude 3.5 Sonnet : à partir du français seulement</text:p>
      <text:p text:style-name="P1">所谓"献酒礼"是什么呢？就是这样的...那些已经死去的人...那些很久以前就去世的祖先，他们在这个正在办丧事的人之前就已经经历了死亡；所以，是他们在亡灵的世界迎接逝者。通过他们，我们把这个世界的消息，我们家里发生的事情传达给死者。主持"献酒礼"（ri fe /ʐɯ˧ hwɤ˩/）仪式的达倍（ddabe /dɑ˧pɤ˧/）祭司手持一碗酒，象征性地传递给亡者；他反复诵经。这个仪式，每家都要派一个人去参加！千真万确。大家一起坐着，一起哭！大声为死者哀悼："没有你，我该怎么活下去？现在你走了，我的生活怎么继续？当你还在的时候，我们可以一起做这个做那个...我好想你；我该怎么办？"就是这样排排坐着哭！然后，达倍（ddabe /dɑ˧pɤ˧/）祭司一家一家地叫名字！"你们家的女儿在叫你们，她来做献酒礼（ri fe /ʐɯ˧ hwɤ˩/）了！"然后他对活着的人说："你们快来吧！"村里人一家接一家地带着酒来。这个献酒礼（ri fe /ʐɯ˧ hwɤ˩/）是在火化前一天举行的。<text:soft-page-break/>和尚们诵经；达倍（ddabe /dɑ˧pɤ˧/）祭司主持献酒礼（ri fe /ʐɯ˧ hwɤ˩/）！给死者送酒。给达倍（ddabe /dɑ˧pɤ˧/）祭司半升酒！给死者半升酒！放在他面前的碗里；给他倒几滴这酒！达倍（ddabe /dɑ˧pɤ˧/）祭司不停地诵经；我们则哭泣！再次倒几滴酒！那族人以前就是这样办丧事的！</text:p>
      <text:p text:style-name="P1"/>
      <text:p text:style-name="P1">之后，死亡之后，火化之后，就是...七天后，我们又请和尚来。给死者献食。四十九天内，要给死者献食！到了这四十九天结束时，当和尚完成了所有规定的仪式，当结束丧葬仪式的时候到了，你这个死者就彻底离开家园。我，活着的人，从此孤独一人！与生者的联系就此断绝！可以分开了，死亡就此完成！生死之间现在有了一条清晰的界限。死后四十九天，生者与死者分离！死者走他的路。活着的人，现在可以说："我的母亲死了！"这就是人们说的！据说如果不这样做，到第四十九天，死者会回来，跨坐在门槛上！他不会循着应该走的路，走向来世！至于这是不是真的，我们不知道，对吧。那族人以前就是这么说的。说死者会跨坐在门槛上！所以，在那段时间（=在四十九天过去之前），当你把柴火抱进屋里时，不能砰地一声扔在门口！否则可能会惊扰还没离开房子、正跨坐在门槛上的灵魂。以前老人家就是这么说的："放柴火的时候，要轻轻地放！"据说直到第四十九天都要小心！四十九天过后，各走各的路。</text:p>
      <text:p text:style-name="P1"/>
      <text:p text:style-name="P1">我经历过多少次丧事呢：四次？我母亲；我祖母；我的三个叔叔！总共是五次；不，其实是六次：我祖母有六个孩子，现在只剩一个了！（注：是说话人母亲的妹妹。）叔叔们，嗯，四个都死了！家里有两个女儿和四个儿子，对吧！现在只剩一个女儿...只剩我的一个姑姑！</text:p>
      <text:p text:style-name="P1"/>
      <text:p text:style-name="P1">说到这些男人中的一个，那时候，我还不太了解他。战争最后一年，他不得不去当兵；去民兵队。他被临时埋在宁蒗...参加民兵队，打土匪！就死在那里。其他三个叔叔是在家里去世的，我参加了他们的葬礼。村里人都要请来。仪式的重要部分是分享腊肉（皮帕肉）。在那族人中，腊肉是很重要的东西！你看到我家里的那些了吗？这种食物，腊肉，每家的储藏室里都有很多！遇到丧事，每个人轮流分到一片；就是这样分配的！请和尚来；给重要的和尚，每顿饭都给这么大一块！下一顿，又是，又给一大块肉！光是给和尚的礼物就要用掉整整一块腊肉（=一整条皮帕猪）！（注：人们对和尚非常慷慨；他们自己从不直接要求什么：无论给多给少，他们都以同样庄重的方式表示感谢。）把腊肉放在直径约一米的竹篮里切；给每个人一块；就是这样分配的！</text:p>
      <text:p text:style-name="P1"/>
      <text:p text:style-name="P1">现在说不要再做这种腊肉了！有浪费：有些家庭的腊肉年复一年都没吃完。全村开会讨论过，决定在重大场合不再分享腊肉！（解释：村里集体决定<text:soft-page-break/>废除在重大场合赠送腊肉的习俗；每家仍可自由制作供自己食用，招待客人...但这种准备不再是重大场合礼品的必要组成部分。）我祖母和母亲去世后，我们还分享过腊肉！这还不到十年！...哦，应该也有十年了！大约十年前还在分享；现在只送给和尚了。</text:p>
      <text:p text:style-name="P1"/>
      <text:p text:style-name="P1">和尚，我们这里，当有人去世时，请二十个，或十五个，或十八个，或十个，或七个。七个和尚，这不太难找！如果找不到二十个，你总能设法找到七个！我们称之为"一个班"。说这就像一个完整的班级暂时来到死者家里[和尚们组成一个团体，一起诵经等]。"一个班"（藏语借词），用现在的说法，就像"一个学校班级"（汉语借词），对吧！</text:p>
      <text:p text:style-name="P1"/>
      <text:p text:style-name="P1">我祖母，她去请三...二十个和尚！给这二十个和尚很多钱。给重要的和尚一千元；不太重要的五百元；稍微次一点的三百元。根据和尚的地位给予报酬！七...三...十...二十...十五...就是这样根据和尚的地位调整报酬！（解释：礼物和金钱的计数是按照地位，四舍五入到象征性的数字，如3、7、10、15、20。）某某，一个重要的和尚，给他二十[某种礼物的单位：饼...];然后，给稍微次一点的十五！（解释：按顺序分发，从最重要的开始；分发时所有和尚都坐在主屋里。）当某人得到了十五，就转到十！十之后，转到七！七之后，转到三！比如，肉是一次给三斤。钱是一次给三元。这样，就请到二十个和尚！</text:p>
      <text:p text:style-name="P1"/>
      <text:p text:style-name="P1">有些和尚不来家里；如果你没时间，你就在自己的寺庙里诵经！不来家里的和尚也要送一份供品。每顿饭，一片肉！饼也要分。我，当我守灵时，在我家里，是长子守灵，对吧。不能有粗暴的动作！</text:p>
      <text:p text:style-name="P1"/>
      <text:p text:style-name="P1">现在说"糖果"（汉语借词）；以前叫"糖"！说"白糖"，"红糖"。糖，每个和尚都发一块。两个米饼！一个茶饼！那天晚上，钱不能省！（注：这些捐赠代表着善行；不要为这巨大的开支感到遗憾。）晚上，和尚们诵经；他们坐着；一遍又一遍地诵经。当时机合适时，村里有人喊："好！是某某来分饼！是达什拉姆（Daeshi Lhamu /ʈæ˧ʂɯ˧-ɬɑ˩mv̩˩/）来分饼！"或者："是次尔拉姆（Ci'er Lhamu /tsʰɯ˧ɻ̩˧-ɬɑ˩mv̩˩/）来分饼！"主办丧事的人不计较开支！</text:p>
      <text:p text:style-name="P1"/>
      <text:p text:style-name="P1">现在分糖果。以前是糖块！如果和尚人多，买两三大包糖果，放在盘子里。每人抓一把。用杵捣实的米饼，发三个！给另一个发四个：整整一盘子饼！四个四个地分饼。如果请十个和尚，就分四十个饼。如果是在我们家办丧事，由其他家的人来分发。</text:p>
      <text:p text:style-name="P1"/>
      <text:p text:style-name="P1"><text:soft-page-break/>当我家被叫去担任这个角色时，是我来分发，对吧！下一次，人们会回报，来我家组织仪式！（解释了一个互助原则，即回报在自己家办丧事时担任主持的人。）在村里，当有人去世时，我被安排在另一户人家分发食物。当家族的朋友来担任仪式主持人时，就是这样分享！大家说："诶！他们家有丧事；上次是他们来我们家分饼（=在我们家担任仪式主持人）！所以现在轮到我们去他们家分饼（=去他们家担任仪式主持人）！"当有人去世时，饼要准备（字面意思是"捣"）三四天！</text:p>
      <text:p text:style-name="P1"/>
      <text:p text:style-name="P1">在我们这里，人们说"汉人家里死了人，他们会变富！"而"那族人家里死了人，他们会变穷！"这是因为我们在有丧事时，为了招待客人和报酬和尚，会花光家里所有的储备。我们对和尚非常慷慨！也给周围村子的人丰富的食物。客人来得很多，带着礼盒！他们来！他们也很慷慨：带来酒、钱、饼...作为回礼，主人在他们的礼盒里放各种礼物，比如茶叶、烟叶、一片腊肉...就是这样在他们的礼盒里回礼！这是那族的传统。至于汉人，即使他们带来礼盒，倒出来也没多少东西！（解释：倒礼盒是由女主人完成的：到了收礼物的人家，庄重地把礼盒放在女主人面前，她把盒子倒过来，展示带来的礼物，然后放入其他礼物作为回礼，再把盒子还给访客。）</text:p>
      <text:p text:style-name="P1"/>
      <text:p text:style-name="P1">在那族，如果你结婚，也一样：有大量的礼物交换！客人带着礼盒来，主人买各种好东西招待：饼干、水果糖、香烟、茶叶...有些人在礼盒里放饼干，代替饼。</text:p>
      <text:p text:style-name="P1"/>
      <text:p text:style-name="P1">以前，真的，如果有人带来一盒子饼，当他要回去时，还要还给他几个！这就是习俗。当远道而来的客人来访时，他们在礼盒里除了其他东西还放一元钱。</text:p>
      <text:p text:style-name="P1"/>
      <text:p text:style-name="P1">对那族人来说，有人去世是整个社区的大事！人们对死者表现出最大的关心。那族人在丧礼上用光所有储备！要用完死者留下的所有储备。父母养育了孩子；他们积累了储备，给了孩子；在他们死后，孩子们为父母花光一切！据说父母能带走他们的孩子在丧礼期间分发的所有好东西。这是人们说的；至于是不是真的，我们不知道！人死了就结束了，对吧！但是，以前就是有这样的习俗。一切结束后，据说不要把父母的死一直记在心上。</text:p>
      <text:p text:style-name="P1"/>
      <text:p text:style-name="P4">[翻译说明：那语中没有时态标记；在翻译中，在过去时和现在时之间的转换旨在反映叙述者在叙述模式（"以前..."）和她认为仍然有效的习俗的现在时表述之间的往返。在她看来，自己的死亡并不是禁忌，她在谈话中偶尔会提到；她希望在那个时候传统能得到遵循。]</text:p>
      <text:p text:style-name="P4"><text:soft-page-break/></text:p>
      <text:p text:style-name="P4"/>
      <text:p text:style-name="P4">【2024年12月根据法文全篇整理文而翻译，译文第一部分（从第一句至“他们会带来一个鸡蛋面团、一碗谷物、一斤油。我们就把这些礼物放在死者前面！”）由GPT-4o软件自动生成，第二部分（至“”）。译文经人工改编和校对。米可对最终文本承担全部责任。】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Kaiti" svg:font-family="STKaiti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5:25:25.148255031</meta:creation-date>
    <dc:date>2024-12-25T22:10:56.305646896</dc:date>
    <meta:editing-duration>PT4H22M50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8" meta:paragraph-count="42" meta:word-count="7388" meta:character-count="7788" meta:non-whitespace-character-count="7735"/>
  </office:meta>
</office:document-meta>
</file>